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799in"/>
    </style:style>
    <style:style style:name="co3" style:family="table-column">
      <style:table-column-properties fo:break-before="auto" style:column-width="4.2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Worm bin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ies: B2B16B21B9B34. No Flies: B17B18B5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Wait 24 hours to water, all bins very dry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Reverse air pressure, positive air pressure now.</text:p>
          </table:table-cell>
          <table:table-cell office:value-type="string" calcext:value-type="string">
            <text:p>See if the bugs are eliminated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All bins can be harvested</text:p>
          </table:table-cell>
          <table:table-cell office:value-type="string" calcext:value-type="string">
            <text:p>What do the plants look like if they are allowed to grow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2 is very wirery, but super dense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6B8 Coir is thin after sprouts have gotten to a certain size</text:p>
          </table:table-cell>
          <table:table-cell office:value-type="string" calcext:value-type="string">
            <text:p>Add a three drips of each micro, grow to B8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7 is really good.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HB30B29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PB30B29 recycle Red Cabbage</text:p>
          </table:table-cell>
          <table:table-cell office:value-type="string" calcext:value-type="string">
            <text:p>See what happens if plants are kept in dark for longer than 3 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8:19:10.713924429</meta:creation-date>
    <dc:date>2022-06-29T20:03:51.905693037</dc:date>
    <meta:editing-duration>PT11H34M27S</meta:editing-duration>
    <meta:editing-cycles>9</meta:editing-cycles>
    <meta:generator>LibreOffice/7.2.7.2$Linux_X86_64 LibreOffice_project/20$Build-2</meta:generator>
    <meta:document-statistic meta:table-count="1" meta:cell-count="26" meta:object-count="0"/>
  </office:meta>
</office:document-meta>
</file>